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layout-cache" manifest:media-type="application/binary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4c13" officeooo:paragraph-rsid="001d4c13"/>
    </style:style>
    <style:style style:name="P2" style:family="paragraph" style:parent-style-name="Standard">
      <style:text-properties style:font-name="DejaVu Sans Mono" fo:font-size="8pt" officeooo:rsid="001d4c13" officeooo:paragraph-rsid="001d4c13" style:font-size-asian="8pt" style:font-size-complex="8pt"/>
    </style:style>
    <style:style style:name="P3" style:family="paragraph" style:parent-style-name="Standard">
      <style:text-properties style:font-name="DejaVu Sans Mono" fo:font-size="8pt" officeooo:rsid="001d808e" officeooo:paragraph-rsid="001d808e" style:font-size-asian="8pt" style:font-size-complex="8pt"/>
    </style:style>
    <style:style style:name="P4" style:family="paragraph" style:parent-style-name="Standard">
      <style:paragraph-properties fo:break-before="page"/>
      <style:text-properties style:font-name="Liberation Serif" fo:font-size="12pt" officeooo:rsid="001d808e" officeooo:paragraph-rsid="001d808e" style:font-size-asian="12pt" style:font-size-complex="12pt"/>
    </style:style>
    <style:style style:name="P5" style:family="paragraph" style:parent-style-name="Standard">
      <style:paragraph-properties fo:break-before="page"/>
      <style:text-properties style:font-name="Liberation Serif" fo:font-size="12pt" officeooo:rsid="001d4c13" officeooo:paragraph-rsid="001d4c13" style:font-size-asian="12pt" style:font-size-complex="12pt"/>
    </style:style>
    <style:style style:name="P6" style:family="paragraph" style:parent-style-name="Standard">
      <style:text-properties style:font-name="Liberation Serif" fo:font-size="11pt" officeooo:rsid="0022ad60" officeooo:paragraph-rsid="0022ad60" style:font-size-asian="9.60000038146973pt" style:font-size-complex="11pt"/>
    </style:style>
    <style:style style:name="T1" style:family="text">
      <style:text-properties fo:font-size="11pt" officeooo:rsid="0022ad60" style:font-size-asian="9.60000038146973pt" style:font-size-complex="11pt"/>
    </style:style>
    <style:style style:name="T2" style:family="text">
      <style:text-properties officeooo:rsid="00262e6d"/>
    </style:style>
    <style:style style:name="T3" style:family="text">
      <style:text-properties officeooo:rsid="00284a2a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3</text:p>
      <text:p text:style-name="P1">Intro to HPC</text:p>
      <text:p text:style-name="P1"/>
      <text:p text:style-name="P1">Wesley Liao</text:p>
      <text:p text:style-name="P1">2019-10-1<text:span text:style-name="T3">3</text:span></text:p>
      <text:p text:style-name="P1"/>
      <text:p text:style-name="P1">1. p1.c:</text:p>
      <text:p text:style-name="P1"/>
      <text:p text:style-name="P2">#include &lt;mpi.h&gt;</text:p>
      <text:p text:style-name="P2">#include &lt;stdio.h&gt;</text:p>
      <text:p text:style-name="P2">#include &lt;stddef.h&gt;</text:p>
      <text:p text:style-name="P2"/>
      <text:p text:style-name="P2">typedef struct {</text:p>
      <text:p text:style-name="P2"><text:s text:c="2"/>int max_iter;</text:p>
      <text:p text:style-name="P2"><text:s text:c="2"/>double t0;</text:p>
      <text:p text:style-name="P2"><text:s text:c="2"/>double tf;</text:p>
      <text:p text:style-name="P2"><text:s text:c="2"/>double xmax[12];</text:p>
      <text:p text:style-name="P2"><text:s text:c="2"/>double xmin;</text:p>
      <text:p text:style-name="P2">} Pars;</text:p>
      <text:p text:style-name="P2"><text:s/></text:p>
      <text:p text:style-name="P2">int main(int argc, char *argv[])</text:p>
      <text:p text:style-name="P2">{</text:p>
      <text:p text:style-name="P2"><text:s text:c="2"/>int myid, numprocs, left, right;</text:p>
      <text:p text:style-name="P2"><text:s text:c="2"/>Pars buffer, buffer2;</text:p>
      <text:p text:style-name="P2"><text:s text:c="2"/>MPI_Request request;</text:p>
      <text:p text:style-name="P2"><text:s text:c="2"/>MPI_Status status;</text:p>
      <text:p text:style-name="P2"><text:s/></text:p>
      <text:p text:style-name="P2"><text:s text:c="2"/>MPI_Init(&amp;argc,&amp;argv);</text:p>
      <text:p text:style-name="P2"><text:s text:c="2"/>MPI_Comm_size(MPI_COMM_WORLD, &amp;numprocs);</text:p>
      <text:p text:style-name="P2"><text:s text:c="2"/>MPI_Comm_rank(MPI_COMM_WORLD, &amp;myid);</text:p>
      <text:p text:style-name="P2"/>
      <text:p text:style-name="P2"><text:s text:c="2"/>MPI_Datatype MPI_Pars;</text:p>
      <text:p text:style-name="P2"><text:s text:c="2"/>int count = 5;</text:p>
      <text:p text:style-name="P2"><text:s text:c="2"/>int blocklengths[5] = {1, 1, 1, 12, 1};</text:p>
      <text:p text:style-name="P2"><text:s text:c="2"/>MPI_Aint offsets[5];</text:p>
      <text:p text:style-name="P2"><text:s text:c="4"/>offsets[0] = offsetof(Pars, max_iter);</text:p>
      <text:p text:style-name="P2"><text:s text:c="4"/>offsets[1] = offsetof(Pars, t0);</text:p>
      <text:p text:style-name="P2"><text:s text:c="4"/>offsets[2] = offsetof(Pars, tf);</text:p>
      <text:p text:style-name="P2"><text:s text:c="4"/>offsets[3] = offsetof(Pars, xmax);</text:p>
      <text:p text:style-name="P2"><text:s text:c="4"/>offsets[4] = offsetof(Pars, xmin);</text:p>
      <text:p text:style-name="P2"><text:s text:c="2"/>MPI_Datatype types[5] = {MPI_INT, MPI_DOUBLE, MPI_DOUBLE, MPI_DOUBLE, MPI_DOUBLE};</text:p>
      <text:p text:style-name="P2"/>
      <text:p text:style-name="P2"><text:s text:c="2"/>MPI_Type_create_struct(</text:p>
      <text:p text:style-name="P2"><text:s text:c="4"/>count,</text:p>
      <text:p text:style-name="P2"><text:s text:c="4"/>blocklengths,</text:p>
      <text:p text:style-name="P2"><text:s text:c="4"/>offsets,</text:p>
      <text:p text:style-name="P2"><text:s text:c="4"/>types, <text:s text:c="3"/></text:p>
      <text:p text:style-name="P2"><text:s text:c="4"/>&amp;MPI_Pars);</text:p>
      <text:p text:style-name="P2"><text:s text:c="2"/>MPI_Type_commit(&amp;MPI_Pars);</text:p>
      <text:p text:style-name="P2"><text:s/></text:p>
      <text:p text:style-name="P2"><text:s text:c="2"/>right = (myid + 1) % numprocs;</text:p>
      <text:p text:style-name="P2"><text:s text:c="2"/>left = myid - 1;</text:p>
      <text:p text:style-name="P2"><text:s text:c="2"/>if (left &lt; 0)</text:p>
      <text:p text:style-name="P2"><text:s text:c="4"/>left = numprocs - 1;</text:p>
      <text:p text:style-name="P2"/>
      <text:p text:style-name="P2"><text:s text:c="2"/>// send myid to the left</text:p>
      <text:p text:style-name="P2"><text:s text:c="2"/>buffer.max_iter = myid;</text:p>
      <text:p text:style-name="P2"><text:s/></text:p>
      <text:p text:style-name="P2"><text:s text:c="2"/>MPI_Sendrecv(&amp;buffer, 1, MPI_Pars, left, 123, </text:p>
      <text:p text:style-name="P2"><text:s text:c="5"/>&amp;buffer2, 1, MPI_Pars, right, 123, MPI_COMM_WORLD, &amp;status);</text:p>
      <text:p text:style-name="P2"/>
      <text:p text:style-name="P2"><text:s text:c="2"/>printf(" Process %d received %d\n",myid,buffer2.max_iter);</text:p>
      <text:p text:style-name="P2"/>
      <text:p text:style-name="P2"><text:s text:c="2"/>MPI_Finalize();</text:p>
      <text:p text:style-name="P2"><text:s text:c="2"/>return 0;</text:p>
      <text:p text:style-name="P2">}</text:p>
      <text:p text:style-name="P2"/>
      <text:p text:style-name="P4">2. p2.c:</text:p>
      <text:p text:style-name="P3"/>
      <text:p text:style-name="P3">#include &lt;stdlib.h&gt;</text:p>
      <text:p text:style-name="P3">#include &lt;stdio.h&gt;</text:p>
      <text:p text:style-name="P3">#include &lt;mpi.h&gt;</text:p>
      <text:p text:style-name="P3">#include &lt;math.h&gt;</text:p>
      <text:p text:style-name="P3"/>
      <text:p text:style-name="P3">int main(int argc,char **argv) {</text:p>
      <text:p text:style-name="P3"><text:s text:c="2"/>MPI_Init(&amp;argc,&amp;argv);</text:p>
      <text:p text:style-name="P3"><text:s text:c="2"/>int rank,p,i, root = 0;</text:p>
      <text:p text:style-name="P3"><text:s text:c="2"/>MPI_Comm_rank(MPI_COMM_WORLD,&amp;rank);</text:p>
      <text:p text:style-name="P3"><text:s text:c="2"/>MPI_Comm_size(MPI_COMM_WORLD,&amp;p);</text:p>
      <text:p text:style-name="P3"/>
      <text:p text:style-name="P3"><text:s text:c="2"/>// Make the global vector size constant</text:p>
      <text:p text:style-name="P3"><text:s text:c="2"/>int global_vector_size = 10000;</text:p>
      <text:p text:style-name="P3"/>
      <text:p text:style-name="P3"><text:s text:c="2"/>int local_vector_size = (global_vector_size / p);</text:p>
      <text:p text:style-name="P3"/>
      <text:p text:style-name="P3"><text:s text:c="2"/>double pi = 4.0*atan(1.0);</text:p>
      <text:p text:style-name="P3"><text:s text:c="2"/></text:p>
      <text:p text:style-name="P3"><text:s text:c="2"/>// initialize the vectors</text:p>
      <text:p text:style-name="P3"><text:s text:c="2"/>double *a, *b;</text:p>
      <text:p text:style-name="P3"><text:s text:c="2"/>a = (double *) malloc(</text:p>
      <text:p text:style-name="P3"><text:s text:c="7"/>local_vector_size*sizeof(double));</text:p>
      <text:p text:style-name="P3"><text:s text:c="2"/>b = (double *) malloc(</text:p>
      <text:p text:style-name="P3"><text:s text:c="7"/>local_vector_size*sizeof(double));</text:p>
      <text:p text:style-name="P3"><text:s text:c="2"/>for (i=0;i&lt;local_vector_size;i++) {</text:p>
      <text:p text:style-name="P3"><text:s text:c="4"/>a[i] = sqrt(i+(rank*local_vector_size)); </text:p>
      <text:p text:style-name="P3"><text:s text:c="4"/>b[i] = sqrt(i+(rank*local_vector_size)); </text:p>
      <text:p text:style-name="P3"><text:s text:c="2"/>}</text:p>
      <text:p text:style-name="P3"/>
      <text:p text:style-name="P3"><text:s text:c="2"/>double mysum = 0.0;</text:p>
      <text:p text:style-name="P3"><text:s text:c="2"/>for(i = 0; i &lt; local_vector_size; i++)</text:p>
      <text:p text:style-name="P3"><text:s text:c="2"/>{</text:p>
      <text:p text:style-name="P3"><text:s text:c="4"/>mysum += a[i]*b[i];</text:p>
      <text:p text:style-name="P3"><text:s text:c="2"/>}</text:p>
      <text:p text:style-name="P3"/>
      <text:p text:style-name="P3"><text:s text:c="2"/>// compute the dot product</text:p>
      <text:p text:style-name="P3"><text:s text:c="2"/>double total = 0.0;</text:p>
      <text:p text:style-name="P3"><text:s text:c="2"/>MPI_Reduce(</text:p>
      <text:p text:style-name="P3"><text:s text:c="4"/>&amp;mysum,</text:p>
      <text:p text:style-name="P3"><text:s text:c="4"/>&amp;total,</text:p>
      <text:p text:style-name="P3"><text:s text:c="4"/>1,</text:p>
      <text:p text:style-name="P3"><text:s text:c="4"/>MPI_DOUBLE,</text:p>
      <text:p text:style-name="P3"><text:s text:c="4"/>MPI_SUM,</text:p>
      <text:p text:style-name="P3"><text:s text:c="4"/>0,</text:p>
      <text:p text:style-name="P3"><text:s text:c="4"/>MPI_COMM_WORLD);</text:p>
      <text:p text:style-name="P3"/>
      <text:p text:style-name="P3"><text:s text:c="2"/>if ( rank == 0) {</text:p>
      <text:p text:style-name="P3"><text:s text:c="4"/>printf("The dot product is %g. <text:s/>Answer should be: %g\n",</text:p>
      <text:p text:style-name="P3"><text:s text:c="11"/>total, 0.5*global_vector_size*(global_vector_size-1));</text:p>
      <text:p text:style-name="P3"><text:s text:c="2"/>}</text:p>
      <text:p text:style-name="P3"/>
      <text:p text:style-name="P3"><text:s text:c="2"/>free(a);</text:p>
      <text:p text:style-name="P3"><text:s text:c="2"/>free(b);</text:p>
      <text:p text:style-name="P3"><text:s text:c="2"/>MPI_Finalize();</text:p>
      <text:p text:style-name="P3"><text:s text:c="2"/>return 0;</text:p>
      <text:p text:style-name="P3">}</text:p>
      <text:p text:style-name="P5">3.</text:p>
      <text:p text:style-name="P6"><draw:frame draw:style-name="fr2" draw:name="Object1" text:anchor-type="paragraph" svg:width="5.9008in" svg:height="3.5563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2" text:anchor-type="paragraph" svg:x="-0.4772in" svg:y="3.7445in" svg:width="7.8646in" svg:height="5.228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5">4. <text:span text:style-name="T2">The CSP model uses multiple sequential processes running at the same time, periodically reaching barriers where partial results are communicated between the process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11T21:36:41.279066687</meta:creation-date>
    <dc:date>2019-10-13T22:53:24.757533054</dc:date>
    <meta:editing-duration>PT12M3S</meta:editing-duration>
    <meta:editing-cycles>7</meta:editing-cycles>
    <meta:generator>LibreOffice/6.3.2.2$Linux_X86_64 LibreOffice_project/98b30e735bda24bc04ab42594c85f7fd8be07b9c</meta:generator>
    <meta:document-statistic meta:table-count="0" meta:image-count="0" meta:object-count="2" meta:page-count="4" meta:paragraph-count="108" meta:word-count="311" meta:character-count="2574" meta:non-whitespace-character-count="2124"/>
  </office:meta>
</office:document-meta>
</file>

<file path=Object 1/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84pt"/>
    </style:style>
    <style:style style:name="co3" style:family="table-column">
      <style:table-column-properties fo:break-before="auto" style:column-width="90.96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3"/>
    <style:style style:name="ce2" style:family="table-cell" style:parent-style-name="Default" style:data-style-name="N44"/>
    <style:style style:name="ce5" style:family="table-cell" style:parent-style-name="Default" style:data-style-name="N43"/>
    <style:style style:name="ce6" style:family="table-cell" style:parent-style-name="Default" style:data-style-name="N4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5"/>
        <table:table-column table:style-name="co1" table:default-cell-style-name="ce6"/>
        <table:table-row table:style-name="ro1" table:number-rows-repeated="4">
          <table:table-cell table:number-columns-repeated="4"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Strong Scaling</text:p>
          </table:table-cell>
          <table:table-cell table:number-columns-repeated="2"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Processors</text:p>
          </table:table-cell>
          <table:table-cell office:value-type="string" calcext:value-type="string">
            <text:p>Global Job Size</text:p>
          </table:table-cell>
          <table:table-cell office:value-type="string" calcext:value-type="string">
            <text:p>Individual Job Size</text:p>
          </table:table-cell>
          <table:table-cell table:style-name="Default" office:value-type="string" calcext:value-type="string">
            <text:p>Start Time</text:p>
          </table:table-cell>
          <table:table-cell table:style-name="Default" office:value-type="string" calcext:value-type="string">
            <text:p>End Time</text:p>
          </table:table-cell>
          <table:table-cell table:style-name="Default" office:value-type="string" calcext:value-type="string">
            <text:p>Difference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68435456" calcext:value-type="float">
            <text:p>268435456</text:p>
          </table:table-cell>
          <table:table-cell table:formula="of:=[.C7]/[.B7]" office:value-type="float" office:value="268435456" calcext:value-type="float">
            <text:p>268435456</text:p>
          </table:table-cell>
          <table:table-cell office:value-type="time" office:time-value="PT20H16M46S" calcext:value-type="time">
            <text:p>08:16:46 PM</text:p>
          </table:table-cell>
          <table:table-cell office:value-type="time" office:time-value="PT20H19M09S" calcext:value-type="time">
            <text:p>08:19:09 PM</text:p>
          </table:table-cell>
          <table:table-cell table:formula="of:=[.F7]-[.E7]" office:value-type="time" office:time-value="PT00H02M23S" calcext:value-type="time">
            <text:p>00:02:23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268435456" calcext:value-type="float">
            <text:p>268435456</text:p>
          </table:table-cell>
          <table:table-cell table:formula="of:=[.C8]/[.B8]" office:value-type="float" office:value="134217728" calcext:value-type="float">
            <text:p>134217728</text:p>
          </table:table-cell>
          <table:table-cell table:formula="of:=[.F7]" office:value-type="time" office:time-value="PT20H19M09S" calcext:value-type="time">
            <text:p>08:19:09 PM</text:p>
          </table:table-cell>
          <table:table-cell office:value-type="time" office:time-value="PT20H23M01S" calcext:value-type="time">
            <text:p>08:23:01 PM</text:p>
          </table:table-cell>
          <table:table-cell table:formula="of:=[.F8]-[.E8]" office:value-type="time" office:time-value="PT00H03M52S" calcext:value-type="time">
            <text:p>00:03:52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68435456" calcext:value-type="float">
            <text:p>268435456</text:p>
          </table:table-cell>
          <table:table-cell table:formula="of:=[.C9]/[.B9]" office:value-type="float" office:value="67108864" calcext:value-type="float">
            <text:p>67108864</text:p>
          </table:table-cell>
          <table:table-cell table:formula="of:=[.F8]" office:value-type="time" office:time-value="PT20H23M01S" calcext:value-type="time">
            <text:p>08:23:01 PM</text:p>
          </table:table-cell>
          <table:table-cell office:value-type="time" office:time-value="PT20H27M30S" calcext:value-type="time">
            <text:p>08:27:30 PM</text:p>
          </table:table-cell>
          <table:table-cell table:formula="of:=[.F9]-[.E9]" office:value-type="time" office:time-value="PT00H04M29S" calcext:value-type="time">
            <text:p>00:04:29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268435456" calcext:value-type="float">
            <text:p>268435456</text:p>
          </table:table-cell>
          <table:table-cell table:formula="of:=[.C10]/[.B10]" office:value-type="float" office:value="33554432" calcext:value-type="float">
            <text:p>33554432</text:p>
          </table:table-cell>
          <table:table-cell table:formula="of:=[.F9]" office:value-type="time" office:time-value="PT20H27M30S" calcext:value-type="time">
            <text:p>08:27:30 PM</text:p>
          </table:table-cell>
          <table:table-cell office:value-type="time" office:time-value="PT20H31M44S" calcext:value-type="time">
            <text:p>08:31:44 PM</text:p>
          </table:table-cell>
          <table:table-cell table:formula="of:=[.F10]-[.E10]" office:value-type="time" office:time-value="PT00H04M14S" calcext:value-type="time">
            <text:p>00:04:14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68435456" calcext:value-type="float">
            <text:p>268435456</text:p>
          </table:table-cell>
          <table:table-cell table:formula="of:=[.C11]/[.B11]" office:value-type="float" office:value="16777216" calcext:value-type="float">
            <text:p>16777216</text:p>
          </table:table-cell>
          <table:table-cell table:formula="of:=[.F10]" office:value-type="time" office:time-value="PT20H31M44S" calcext:value-type="time">
            <text:p>08:31:44 PM</text:p>
          </table:table-cell>
          <table:table-cell office:value-type="time" office:time-value="PT20H36M16S" calcext:value-type="time">
            <text:p>08:36:16 PM</text:p>
          </table:table-cell>
          <table:table-cell table:formula="of:=[.F11]-[.E11]" office:value-type="time" office:time-value="PT00H04M32S" calcext:value-type="time">
            <text:p>00:04:32</text:p>
          </table:table-cell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float" office:value="268435456" calcext:value-type="float">
            <text:p>268435456</text:p>
          </table:table-cell>
          <table:table-cell table:formula="of:=[.C12]/[.B12]" office:value-type="float" office:value="8388608" calcext:value-type="float">
            <text:p>8388608</text:p>
          </table:table-cell>
          <table:table-cell table:formula="of:=[.F11]" office:value-type="time" office:time-value="PT20H36M16S" calcext:value-type="time">
            <text:p>08:36:16 PM</text:p>
          </table:table-cell>
          <table:table-cell office:value-type="time" office:time-value="PT20H41M26S" calcext:value-type="time">
            <text:p>08:41:26 PM</text:p>
          </table:table-cell>
          <table:table-cell table:formula="of:=[.F12]-[.E12]" office:value-type="time" office:time-value="PT00H05M10S" calcext:value-type="time">
            <text:p>00:05:10</text:p>
          </table:table-cell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float" office:value="268435456" calcext:value-type="float">
            <text:p>268435456</text:p>
          </table:table-cell>
          <table:table-cell table:formula="of:=[.C13]/[.B13]" office:value-type="float" office:value="4194304" calcext:value-type="float">
            <text:p>4194304</text:p>
          </table:table-cell>
          <table:table-cell table:formula="of:=[.F12]" office:value-type="time" office:time-value="PT20H41M26S" calcext:value-type="time">
            <text:p>08:41:26 PM</text:p>
          </table:table-cell>
          <table:table-cell office:value-type="time" office:time-value="PT20H46M27S" calcext:value-type="time">
            <text:p>08:46:27 PM</text:p>
          </table:table-cell>
          <table:table-cell table:formula="of:=[.F13]-[.E13]" office:value-type="time" office:time-value="PT00H05M01S" calcext:value-type="time">
            <text:p>00:05:01</text:p>
          </table:table-cell>
        </table:table-row>
        <table:table-row table:style-name="ro2" table:number-rows-repeated="2">
          <table:table-cell table:number-columns-repeated="4"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Weak Scaling</text:p>
          </table:table-cell>
          <table:table-cell table:number-columns-repeated="2"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Processors</text:p>
          </table:table-cell>
          <table:table-cell office:value-type="string" calcext:value-type="string">
            <text:p>Global Job Size</text:p>
          </table:table-cell>
          <table:table-cell office:value-type="string" calcext:value-type="string">
            <text:p>Individual Job Size</text:p>
          </table:table-cell>
          <table:table-cell table:style-name="Default" office:value-type="string" calcext:value-type="string">
            <text:p>Start Time</text:p>
          </table:table-cell>
          <table:table-cell table:style-name="Default" office:value-type="string" calcext:value-type="string">
            <text:p>End Time</text:p>
          </table:table-cell>
          <table:table-cell table:style-name="Default" office:value-type="string" calcext:value-type="string">
            <text:p>Difference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6777216" calcext:value-type="float">
            <text:p>16777216</text:p>
          </table:table-cell>
          <table:table-cell table:formula="of:=[.C18]/[.B18]" office:value-type="float" office:value="16777216" calcext:value-type="float">
            <text:p>16777216</text:p>
          </table:table-cell>
          <table:table-cell office:value-type="time" office:time-value="PT20H46M27S" calcext:value-type="time">
            <text:p>08:46:27 PM</text:p>
          </table:table-cell>
          <table:table-cell office:value-type="time" office:time-value="PT20H46M50S" calcext:value-type="time">
            <text:p>08:46:50 PM</text:p>
          </table:table-cell>
          <table:table-cell table:formula="of:=[.F18]-[.E18]" office:value-type="time" office:time-value="PT00H00M23S" calcext:value-type="time">
            <text:p>00:00:23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3554432" calcext:value-type="float">
            <text:p>33554432</text:p>
          </table:table-cell>
          <table:table-cell table:formula="of:=[.C19]/[.B19]" office:value-type="float" office:value="16777216" calcext:value-type="float">
            <text:p>16777216</text:p>
          </table:table-cell>
          <table:table-cell table:formula="of:=[.F18]" office:value-type="time" office:time-value="PT20H46M50S" calcext:value-type="time">
            <text:p>08:46:50 PM</text:p>
          </table:table-cell>
          <table:table-cell office:value-type="time" office:time-value="PT20H47M17S" calcext:value-type="time">
            <text:p>08:47:17 PM</text:p>
          </table:table-cell>
          <table:table-cell table:formula="of:=[.F19]-[.E19]" office:value-type="time" office:time-value="PT00H00M27S" calcext:value-type="time">
            <text:p>00:00:27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7108864" calcext:value-type="float">
            <text:p>67108864</text:p>
          </table:table-cell>
          <table:table-cell table:formula="of:=[.C20]/[.B20]" office:value-type="float" office:value="16777216" calcext:value-type="float">
            <text:p>16777216</text:p>
          </table:table-cell>
          <table:table-cell table:formula="of:=[.F19]" office:value-type="time" office:time-value="PT20H47M17S" calcext:value-type="time">
            <text:p>08:47:17 PM</text:p>
          </table:table-cell>
          <table:table-cell office:value-type="time" office:time-value="PT20H48M28S" calcext:value-type="time">
            <text:p>08:48:28 PM</text:p>
          </table:table-cell>
          <table:table-cell table:formula="of:=[.F20]-[.E20]" office:value-type="time" office:time-value="PT00H01M11S" calcext:value-type="time">
            <text:p>00:01:11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table:formula="of:=[.C21]/[.B21]" office:value-type="float" office:value="16777216" calcext:value-type="float">
            <text:p>16777216</text:p>
          </table:table-cell>
          <table:table-cell table:formula="of:=[.F20]" office:value-type="time" office:time-value="PT20H48M28S" calcext:value-type="time">
            <text:p>08:48:28 PM</text:p>
          </table:table-cell>
          <table:table-cell office:value-type="time" office:time-value="PT20H50M49S" calcext:value-type="time">
            <text:p>08:50:49 PM</text:p>
          </table:table-cell>
          <table:table-cell table:formula="of:=[.F21]-[.E21]" office:value-type="time" office:time-value="PT00H02M21S" calcext:value-type="time">
            <text:p>00:02:21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68435456" calcext:value-type="float">
            <text:p>268435456</text:p>
          </table:table-cell>
          <table:table-cell table:formula="of:=[.C22]/[.B22]" office:value-type="float" office:value="16777216" calcext:value-type="float">
            <text:p>16777216</text:p>
          </table:table-cell>
          <table:table-cell table:formula="of:=[.F21]" office:value-type="time" office:time-value="PT20H50M49S" calcext:value-type="time">
            <text:p>08:50:49 PM</text:p>
          </table:table-cell>
          <table:table-cell office:value-type="time" office:time-value="PT20H55M06S" calcext:value-type="time">
            <text:p>08:55:06 PM</text:p>
          </table:table-cell>
          <table:table-cell table:formula="of:=[.F22]-[.E22]" office:value-type="time" office:time-value="PT00H04M17S" calcext:value-type="time">
            <text:p>00:04:17</text:p>
          </table:table-cell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float" office:value="536870912" calcext:value-type="float">
            <text:p>536870912</text:p>
          </table:table-cell>
          <table:table-cell table:formula="of:=[.C23]/[.B23]" office:value-type="float" office:value="16777216" calcext:value-type="float">
            <text:p>16777216</text:p>
          </table:table-cell>
          <table:table-cell table:formula="of:=[.F22]" office:value-type="time" office:time-value="PT20H55M06S" calcext:value-type="time">
            <text:p>08:55:06 PM</text:p>
          </table:table-cell>
          <table:table-cell office:value-type="time" office:time-value="PT21H04M09S" calcext:value-type="time">
            <text:p>09:04:09 PM</text:p>
          </table:table-cell>
          <table:table-cell table:formula="of:=[.F23]-[.E23]" office:value-type="time" office:time-value="PT00H09M03S" calcext:value-type="time">
            <text:p>00:09:03</text:p>
          </table:table-cell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float" office:value="1073741824" calcext:value-type="float">
            <text:p>1073741824</text:p>
          </table:table-cell>
          <table:table-cell table:formula="of:=[.C24]/[.B24]" office:value-type="float" office:value="16777216" calcext:value-type="float">
            <text:p>16777216</text:p>
          </table:table-cell>
          <table:table-cell office:value-type="time" office:time-value="PT21H26M36S" calcext:value-type="time">
            <text:p>09:26:36 PM</text:p>
          </table:table-cell>
          <table:table-cell office:value-type="time" office:time-value="PT21H44M15S" calcext:value-type="time">
            <text:p>09:44:15 PM</text:p>
          </table:table-cell>
          <table:table-cell table:formula="of:=[.F24]-[.E24]" office:value-type="time" office:time-value="PT00H17M39S" calcext:value-type="time">
            <text:p>00:17:39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1">00/00/0000</text:date>, <text:time style:data-style-name="N2" text:time-value="21:58:57.4209154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44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loext:label-stroke-color="#3465a4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diamond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975cm" svg:height="13.278cm" xlink:href="." xlink:type="simple" chart:class="chart:scatter" chart:style-name="ch1">
        <chart:title svg:x="7.196cm" svg:y="0.401cm" chart:style-name="ch2">
          <text:p>Mandelbrot Set Calculation</text:p>
        </chart:title>
        <chart:subtitle svg:x="7.747cm" svg:y="1.472cm" chart:style-name="ch3">
          <text:p>Strong and Weak Scaling</text:p>
        </chart:subtitle>
        <chart:legend svg:x="4.242cm" svg:y="3.186cm" style:legend-expansion="custom" chartooo:width="4.235cm" chartooo:height="1.448cm" style:legend-expansion-aspect-ratio="2.92472375690608" chart:style-name="ch4"/>
        <chart:plot-area chart:style-name="ch5" chart:data-source-has-labels="both" svg:x="1.393cm" svg:y="2.41cm" svg:width="18.183cm" svg:height="9.639cm">
          <chartooo:coordinate-region svg:x="3.02cm" svg:y="2.605cm" svg:width="16.36cm" svg:height="8.805cm"/>
          <chart:axis chart:dimension="x" chart:name="primary-x" chart:style-name="ch6" chartooo:axis-type="auto">
            <chart:title svg:x="9.633cm" svg:y="12.315cm" chart:style-name="ch7">
              <text:p>Processors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8.662cm" chart:style-name="ch9">
              <text:p>Time to Completion</text:p>
            </chart:title>
            <chart:grid chart:style-name="ch10" chart:class="major"/>
          </chart:axis>
          <chart:series chart:style-name="ch11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2" chart:values-cell-range-address="local-table.$E$2:.$E$8" chart:label-cell-address="local-table.$E$1" chart:class="chart:scatter">
            <chart:domain table:cell-range-address="local-table.$D$2:.$D$8"/>
            <chart:data-point chart:repeated="5"/>
            <chart:data-point chart:style-name="ch13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>Strong Scaling</text:p>
              </table:table-cell>
              <table:table-cell office:value-type="string">
                <text:p>Unnamed Series 3</text:p>
              </table:table-cell>
              <table:table-cell office:value-type="string">
                <text:p>Weak Scaling</text:p>
              </table:table-cell>
            </table:table-row>
          </table:table-header-rows>
          <table:table-rows>
            <table:table-row>
              <table:table-cell office:value-type="float" office:value="16777216">
                <text:p>16777216</text:p>
              </table:table-cell>
              <table:table-cell office:value-type="float" office:value="1">
                <text:p>1</text:p>
              </table:table-cell>
              <table:table-cell office:value-type="float" office:value="0.00165509259259259">
                <text:p>0.00165509259259259</text:p>
              </table:table-cell>
              <table:table-cell office:value-type="float" office:value="1">
                <text:p>1</text:p>
              </table:table-cell>
              <table:table-cell office:value-type="float" office:value="0.000266203703703704">
                <text:p>0.000266203703703704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2">
                <text:p>2</text:p>
              </table:table-cell>
              <table:table-cell office:value-type="float" office:value="0.00268518518518519">
                <text:p>0.00268518518518519</text:p>
              </table:table-cell>
              <table:table-cell office:value-type="float" office:value="2">
                <text:p>2</text:p>
              </table:table-cell>
              <table:table-cell office:value-type="float" office:value="0.0003125">
                <text:p>0.0003125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4">
                <text:p>4</text:p>
              </table:table-cell>
              <table:table-cell office:value-type="float" office:value="0.00311342592592593">
                <text:p>0.00311342592592593</text:p>
              </table:table-cell>
              <table:table-cell office:value-type="float" office:value="4">
                <text:p>4</text:p>
              </table:table-cell>
              <table:table-cell office:value-type="float" office:value="0.000821759259259259">
                <text:p>0.000821759259259259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8">
                <text:p>8</text:p>
              </table:table-cell>
              <table:table-cell office:value-type="float" office:value="0.00293981481481481">
                <text:p>0.00293981481481481</text:p>
              </table:table-cell>
              <table:table-cell office:value-type="float" office:value="8">
                <text:p>8</text:p>
              </table:table-cell>
              <table:table-cell office:value-type="float" office:value="0.00163194444444444">
                <text:p>0.00163194444444444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16">
                <text:p>16</text:p>
              </table:table-cell>
              <table:table-cell office:value-type="float" office:value="0.00314814814814815">
                <text:p>0.00314814814814815</text:p>
              </table:table-cell>
              <table:table-cell office:value-type="float" office:value="16">
                <text:p>16</text:p>
              </table:table-cell>
              <table:table-cell office:value-type="float" office:value="0.00297453703703704">
                <text:p>0.00297453703703704</text:p>
              </table:table-cell>
            </table:table-row>
            <table:table-row>
              <table:table-cell office:value-type="float" office:value="536870912">
                <text:p>536870912</text:p>
              </table:table-cell>
              <table:table-cell office:value-type="float" office:value="32">
                <text:p>32</text:p>
              </table:table-cell>
              <table:table-cell office:value-type="float" office:value="0.00358796296296296">
                <text:p>0.00358796296296296</text:p>
              </table:table-cell>
              <table:table-cell office:value-type="float" office:value="32">
                <text:p>32</text:p>
              </table:table-cell>
              <table:table-cell office:value-type="float" office:value="0.00628472222222222">
                <text:p>0.00628472222222222</text:p>
              </table:table-cell>
            </table:table-row>
            <table:table-row>
              <table:table-cell office:value-type="float" office:value="1073741824">
                <text:p>1073741824</text:p>
              </table:table-cell>
              <table:table-cell office:value-type="float" office:value="64">
                <text:p>64</text:p>
              </table:table-cell>
              <table:table-cell office:value-type="float" office:value="0.0034837962962963">
                <text:p>0.0034837962962963</text:p>
              </table:table-cell>
              <table:table-cell office:value-type="float" office:value="64">
                <text:p>64</text:p>
              </table:table-cell>
              <table:table-cell office:value-type="float" office:value="0.0122569444444444">
                <text:p>0.01225694444444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2.2$Linux_X86_64 LibreOffice_project/98b30e735bda24bc04ab42594c85f7fd8be07b9c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